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Engravers MT'" style:font-family-asian="'Engravers MT'" style:font-family-complex="'Engravers MT'" fo:background-color="transparent" style:use-window-font-color="true"/>
    </style:style>
    <style:style style:name="T2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'Arial Black'" style:font-family-asian="'Arial Black'" style:font-family-complex="'Arial Black'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#00ff00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#00ff00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 fo:margin-left="108.00pt" fo:text-indent="0.00p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justify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justify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justify"/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justify"/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justify"/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justify"/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justify"/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justify"/>
    </style:style>
    <style:style style:name="P76" style:family="paragraph">
      <style:paragraph-properties fo:line-height="100.00%" fo:text-align="center"/>
    </style:style>
    <style:style style:name="P77" style:family="paragraph">
      <style:paragraph-properties fo:line-height="100.00%" fo:text-align="justify"/>
    </style:style>
  </office:automatic-styles>
  <office:body>
    <office:text>
      <text:p text:style-name="P1"><text:span text:style-name="T1">CIONTU CLAUDIA-ELENA</text:span></text:p>
      <text:p text:style-name="P1"><text:span text:style-name="T1">CR3.1 B</text:span></text:p>
      <text:p text:style-name="P2"><text:span text:style-name="T1"/></text:p>
      <text:p text:style-name="P2"><text:span text:style-name="T1">LABORATOR 3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1. Scopul lucr</text:span><text:span text:style-name="T3">ării</text:span></text:p>
      <text:p text:style-name="P3"><text:span text:style-name="T4">Lucrarea<text:s/></text:span><text:span text:style-name="T5">î</text:span><text:span text:style-name="T6">şi propune studierea detectoarelor de imparitate/paritate şi<text:s/></text:span><text:span text:style-name="T7"><text:s/></text:span><text:span text:style-name="T8">sintetizarea unui astfel de detector cu 4 variabile de intrare.</text:span></text:p>
      <text:p text:style-name="P3"><text:span text:style-name="T8"/></text:p>
      <text:p text:style-name="P3"><text:span text:style-name="T8"/></text:p>
      <text:p text:style-name="P3"><text:span text:style-name="T8">Detectorul de imparitate/paritate este un circuit logic combinaţional la ieşirea căruia trebuie să se obţină 1 logic dacă numărul variabilelor de intrare egale cu 1 logic este impar/par.<text:s text:c="2"/>El are la bază poarta SAU-EXCLUSIV (XOR) cu două intrări,</text:span><text:span text:style-name="T9">(</text:span><text:span text:style-name="T10"><text:s/></text:span><text:span text:style-name="T11">fig.<text:s/></text:span><text:span text:style-name="T12">de mai jos</text:span><text:span text:style-name="T13">)</text:span><text:span text:style-name="T14"/></text:p>
      <text:p text:style-name="P3"><text:span text:style-name="T14"><text:s/></text:span></text:p>
      <text:p text:style-name="P4"><draw:frame text:anchor-type="as-char" svg:width="72.18mm" svg:height="15.24mm" style:rel-width="scale" style:rel-height="scale"><draw:object-ole xlink:href="OleObj1"/><draw:image xlink:href="ObjectReplacements/OleObj1"/></draw:frame><text:span text:style-name="T14"/></text:p>
      <text:p text:style-name="P4"><draw:frame text:anchor-type="as-char" svg:width="49.74mm" svg:height="26.88mm" style:rel-width="scale" style:rel-height="scale"><draw:object-ole xlink:href="OleObj2"/><draw:image xlink:href="ObjectReplacements/OleObj2"/></draw:frame><text:span text:style-name="T14"/></text:p>
      <text:p text:style-name="P4"><text:span text:style-name="T14"/></text:p>
      <text:p text:style-name="P5"><text:span text:style-name="T14">tabelul de adevăr -<text:s/></text:span><text:span text:style-name="T15">(tabelul de mai sus)</text:span><text:span text:style-name="T16">. La ieşirea XOR-ului se obţine 1 logic atunci c</text:span><text:span text:style-name="T17">ând intr</text:span><text:span text:style-name="T18">ările sunt diferite (01 sau 10 - deci număr impar de 1 logic la intrări) şi 0 logic atunci c</text:span><text:span text:style-name="T19">ând intr</text:span><text:span text:style-name="T20">ările coincid (00 sau 11 - deci număr par de 1 logic la intrări).</text:span></text:p>
      <text:p text:style-name="P5"><text:span text:style-name="T20"/></text:p>
      <text:p text:style-name="P5"><text:span text:style-name="T20">.<text:s/></text:span><text:span text:style-name="T21">Detectorul de imparitate-paritate comandat </text:span></text:p>
      <text:p text:style-name="P5"><text:span text:style-name="T22"><text:s/></text:span><text:span text:style-name="T23">În sinteza detectorului este necesar s</text:span><text:span text:style-name="T24">ă se ţină seama de următoarele condiţii: </text:span></text:p>
      <text:p text:style-name="P5"><text:span text:style-name="T24"><text:s/>1) Transformarea detectorului de imparitate (fig. 3.4)<text:s/></text:span><text:span text:style-name="T25">în detector de paritate trebuie realizat</text:span><text:span text:style-name="T26">ă prin schimbarea valorii logice a unei singure</text:span><text:span text:style-name="T27"><text:s/></text:span><text:span text:style-name="T28">bare de comandă; </text:span></text:p>
      <text:p text:style-name="P5"><text:span text:style-name="T28"><text:s/>2) Indiferent de regimul de "imparitate" sau "paritate"<text:s/></text:span><text:span text:style-name="T29">în care lucreaz</text:span><text:span text:style-name="T30">ă</text:span><text:span text:style-name="T31"><text:s/></text:span><text:span text:style-name="T32">detectorul, ieşirea acestuia trebuie să fie 1 logic<text:s/></text:span><text:span text:style-name="T33">în momentul detec</text:span><text:span text:style-name="T34">ţiei. Rezultă că</text:span><text:span text:style-name="T35"><text:s/></text:span><text:span text:style-name="T36">pentru regimul de imparitate, ieşirea Y</text:span><text:span text:style-name="T37">′ = Y , iar pentru regimul de paritate, Y'=Y</text:span><text:span text:style-name="T38"><text:s/></text:span><text:span text:style-name="T39">(vezi tab. 3.3). Este deci necesar</text:span><text:span text:style-name="T40">ă utilizarea proprietăţii nr. 3 (XOR-ul ca detector<text:s/></text:span><text:span text:style-name="T41"><text:s/></text:span><text:span text:style-name="T42">de imparitate/paritate - comandat) de maniera din fig. 3.5. </text:span></text:p>
      <text:p text:style-name="P5"><text:span text:style-name="T42"/></text:p>
      <text:p text:style-name="P6"><draw:frame text:anchor-type="as-char" svg:width="108.16mm" svg:height="67.31mm" style:rel-width="scale" style:rel-height="scale"><draw:object-ole xlink:href="OleObj3"/><draw:image xlink:href="ObjectReplacements/OleObj3"/></draw:frame><text:span text:style-name="T42"/></text:p>
      <text:p text:style-name="P7"><draw:frame text:anchor-type="as-char" svg:width="96.73mm" svg:height="14.18mm" style:rel-width="scale" style:rel-height="scale"><draw:object-ole xlink:href="OleObj4"/><draw:image xlink:href="ObjectReplacements/OleObj4"/></draw:frame><text:span text:style-name="T42"/></text:p>
      <text:p text:style-name="P8"><draw:frame text:anchor-type="as-char" svg:width="109.43mm" svg:height="178.44mm" style:rel-width="scale" style:rel-height="scale"><draw:object-ole xlink:href="OleObj5"/><draw:image xlink:href="ObjectReplacements/OleObj5"/></draw:frame><text:span text:style-name="T42"/></text:p>
      <text:p text:style-name="P8"><text:span text:style-name="T42"/></text:p>
      <text:p text:style-name="P9"><text:span text:style-name="T42">.<text:s/></text:span><text:span text:style-name="T43">Conţinutul referatului<text:s/></text:span><text:span text:style-name="T44"/></text:p>
      <text:p text:style-name="P9"><text:span text:style-name="T44"><text:s/>1. Schema din fig. 3.5, completată cu numărul pinilor respectivi; </text:span></text:p>
      <text:p text:style-name="P9"><text:span text:style-name="T44"><text:s/>2. Tabelul 3.3; </text:span></text:p>
      <text:p text:style-name="P9"><text:span text:style-name="T44"><text:s/>3. Tabelul care rezultă<text:s/></text:span><text:span text:style-name="T45">în urma experimentului de la pct. 3.1.7; </text:span></text:p>
      <text:p text:style-name="P9"><text:span text:style-name="T45"><text:s/>4. Observa</text:span><text:span text:style-name="T46">ţii personale ale studentului.</text:span></text:p>
      <text:p text:style-name="P10"><text:span text:style-name="T46"/></text:p>
      <text:p text:style-name="P11"><text:span text:style-name="T47">1)</text:span><text:span text:style-name="T48"><text:s/></text:span><text:span text:style-name="T49"/></text:p>
      <text:p text:style-name="P12"><draw:frame text:anchor-type="as-char" svg:width="131.45mm" svg:height="64.77mm" style:rel-width="scale" style:rel-height="scale"><draw:object-ole xlink:href="OleObj6"/><draw:image xlink:href="ObjectReplacements/OleObj6"/></draw:frame><text:span text:style-name="T49"/></text:p>
      <text:p text:style-name="P12"><text:span text:style-name="T49"/></text:p>
      <text:p text:style-name="P12"><text:span text:style-name="T49"/></text:p>
      <text:p text:style-name="P12"><text:span text:style-name="T49"/></text:p>
      <text:p text:style-name="P12"><text:span text:style-name="T50">Mai jos am implementat un detector de paritate/imparitate comandat cu variabila P </text:span></text:p>
      <text:p text:style-name="P12"><text:span text:style-name="T50">cu ajutorul unui circuit integrat<text:s/></text:span><text:span text:style-name="T51">74HC86</text:span><text:span text:style-name="T52"><text:s/>care contine<text:s/></text:span><text:span text:style-name="T53">4 porti XOR</text:span><text:span text:style-name="T54">. </text:span></text:p>
      <text:p text:style-name="P12"><text:span text:style-name="T54">Cand variabila P=1 atunci avem paritate</text:span><text:span text:style-name="T55"/></text:p>
      <text:p text:style-name="P12"><draw:frame text:anchor-type="as-char" svg:width="80.01mm" svg:height="54.61mm" style:rel-width="scale" style:rel-height="scale"><draw:object-ole xlink:href="OleObj7"/><draw:image xlink:href="ObjectReplacements/OleObj7"/></draw:frame><text:span text:style-name="T55"/></text:p>
      <text:p text:style-name="P12"><draw:frame text:anchor-type="as-char" svg:width="116.42mm" svg:height="67.31mm" style:rel-width="scale" style:rel-height="scale"><draw:object-ole xlink:href="OleObj8"/><draw:image xlink:href="ObjectReplacements/OleObj8"/></draw:frame><text:span text:style-name="T55"/></text:p>
      <text:p text:style-name="P12"><text:span text:style-name="T55"/></text:p>
      <text:p text:style-name="P12"><text:span text:style-name="T55"/></text:p>
      <text:p text:style-name="P12"><text:span text:style-name="T55"/></text:p>
      <text:p text:style-name="P12"><text:span text:style-name="T55"/></text:p>
      <text:p text:style-name="P12"><text:span text:style-name="T55"/></text:p>
      <text:p text:style-name="P13"><text:span text:style-name="T55"/></text:p>
      <text:p text:style-name="P13"><text:span text:style-name="T56">2)</text:span><text:span text:style-name="T57"><text:s/>Tabelul de adevar este prezentat mai sus . De asemenea am veerificat pe schema mea tabelul de adevar dupa cum se vede in reprezentarile de mai jos:</text:span></text:p>
      <text:p text:style-name="P13"><text:span text:style-name="T57"/></text:p>
      <text:p text:style-name="P13"><text:span text:style-name="T57"><text:s text:c="66"/>D=0<text:s text:c="5"/>C=0<text:s text:c="5"/>B=0<text:s text:c="5"/>A=0<text:s text:c="4"/>P=0<text:s text:c="2"/>=&gt;Y=0<text:s text:c="5"/>Y'=0</text:span></text:p>
      <text:p text:style-name="P13"><text:span text:style-name="T58"/></text:p>
      <text:p text:style-name="P14"><draw:frame text:anchor-type="as-char" svg:width="100.97mm" svg:height="82.97mm" style:rel-width="scale" style:rel-height="scale"><draw:object-ole xlink:href="OleObj9"/><draw:image xlink:href="ObjectReplacements/OleObj9"/></draw:frame><text:span text:style-name="T58"/></text:p>
      <text:p text:style-name="P15"><text:span text:style-name="T59"><text:s text:c="66"/>D=0<text:s text:c="5"/>C=0<text:s text:c="5"/>B=0<text:s text:c="5"/>A=1<text:s text:c="4"/>P=0<text:s text:c="2"/>=&gt;Y=1<text:s text:c="5"/>Y'=0</text:span></text:p>
      <text:p text:style-name="P16"><draw:frame text:anchor-type="as-char" svg:width="93.13mm" svg:height="65.83mm" style:rel-width="scale" style:rel-height="scale"><draw:object-ole xlink:href="OleObj10"/><draw:image xlink:href="ObjectReplacements/OleObj10"/></draw:frame><text:span text:style-name="T59"/></text:p>
      <text:p text:style-name="P17"><text:span text:style-name="T59"/></text:p>
      <text:p text:style-name="P17"><text:span text:style-name="T59"><text:s text:c="66"/>D=0<text:s text:c="5"/>C=0<text:s text:c="5"/>B=1<text:s text:c="5"/>A=0<text:s text:c="4"/>P=0<text:s text:c="2"/>=&gt;Y=1<text:s text:c="5"/>Y'=0</text:span></text:p>
      <text:p text:style-name="P18"><draw:frame text:anchor-type="as-char" svg:width="89.54mm" svg:height="67.10mm" style:rel-width="scale" style:rel-height="scale"><draw:object-ole xlink:href="OleObj11"/><draw:image xlink:href="ObjectReplacements/OleObj11"/></draw:frame><text:span text:style-name="T59"/></text:p>
      <text:p text:style-name="P18"><text:span text:style-name="T59"/></text:p>
      <text:p text:style-name="P19"><text:span text:style-name="T59"><text:s text:c="66"/>D=0<text:s text:c="5"/>C=0<text:s text:c="5"/>B=1<text:s text:c="5"/>A=1<text:s text:c="4"/>P=0<text:s text:c="2"/>=&gt;Y=0<text:s text:c="5"/>Y'=1</text:span></text:p>
      <text:p text:style-name="P20"><draw:frame text:anchor-type="as-char" svg:width="90.17mm" svg:height="60.33mm" style:rel-width="scale" style:rel-height="scale"><draw:object-ole xlink:href="OleObj12"/><draw:image xlink:href="ObjectReplacements/OleObj12"/></draw:frame><text:span text:style-name="T59"/></text:p>
      <text:p text:style-name="P20"><text:span text:style-name="T59"/></text:p>
      <text:p text:style-name="P21"><text:span text:style-name="T59"><text:s text:c="66"/>D=0<text:s text:c="5"/>C=1<text:s text:c="5"/>B=0<text:s text:c="5"/>A=0<text:s text:c="4"/>P=0<text:s text:c="2"/>=&gt;Y=1<text:s text:c="5"/>Y'=1</text:span></text:p>
      <text:p text:style-name="P22"><draw:frame text:anchor-type="as-char" svg:width="94.19mm" svg:height="62.65mm" style:rel-width="scale" style:rel-height="scale"><draw:object-ole xlink:href="OleObj13"/><draw:image xlink:href="ObjectReplacements/OleObj13"/></draw:frame><text:span text:style-name="T59"/></text:p>
      <text:p text:style-name="P23"><text:span text:style-name="T59"/></text:p>
      <text:p text:style-name="P23"><text:span text:style-name="T59"><text:s text:c="66"/>D=0<text:s text:c="5"/>C=1<text:s text:c="5"/>B=0<text:s text:c="5"/>A=1<text:s text:c="4"/>P=0<text:s text:c="2"/>=&gt;Y=0<text:s text:c="5"/>Y'=0</text:span></text:p>
      <text:p text:style-name="P24"><draw:frame text:anchor-type="as-char" svg:width="92.50mm" svg:height="69.22mm" style:rel-width="scale" style:rel-height="scale"><draw:object-ole xlink:href="OleObj14"/><draw:image xlink:href="ObjectReplacements/OleObj14"/></draw:frame><text:span text:style-name="T59"/></text:p>
      <text:p text:style-name="P24"><text:span text:style-name="T59"/></text:p>
      <text:p text:style-name="P25"><text:span text:style-name="T59"><text:s text:c="66"/>D=0<text:s text:c="5"/>C=1<text:s text:c="5"/>B=1<text:s text:c="5"/>A=0<text:s text:c="4"/>P=0<text:s text:c="2"/>=&gt;Y=0<text:s text:c="5"/>Y'=1</text:span></text:p>
      <text:p text:style-name="P26"><draw:frame text:anchor-type="as-char" svg:width="101.81mm" svg:height="87.00mm" style:rel-width="scale" style:rel-height="scale"><draw:object-ole xlink:href="OleObj15"/><draw:image xlink:href="ObjectReplacements/OleObj15"/></draw:frame><text:span text:style-name="T59"/></text:p>
      <text:p text:style-name="P26"><text:span text:style-name="T59"/></text:p>
      <text:p text:style-name="P27"><text:span text:style-name="T59"><text:s text:c="66"/>D=0<text:s text:c="5"/>C=1<text:s text:c="5"/>B=1<text:s text:c="5"/>A=1<text:s text:c="4"/>P=0<text:s text:c="2"/>=&gt;Y=1<text:s text:c="5"/>Y'=0</text:span></text:p>
      <text:p text:style-name="P28"><draw:frame text:anchor-type="as-char" svg:width="98.85mm" svg:height="67.31mm" style:rel-width="scale" style:rel-height="scale"><draw:object-ole xlink:href="OleObj16"/><draw:image xlink:href="ObjectReplacements/OleObj16"/></draw:frame><text:span text:style-name="T59"/></text:p>
      <text:p text:style-name="P28"><text:span text:style-name="T59"/></text:p>
      <text:p text:style-name="P29"><text:span text:style-name="T59"><text:s text:c="66"/>D=1<text:s text:c="5"/>C=0<text:s text:c="5"/>B=0<text:s text:c="5"/>A=0<text:s text:c="4"/>P=0<text:s text:c="2"/>=&gt;Y=1<text:s text:c="5"/>Y'=0</text:span></text:p>
      <text:p text:style-name="P30"><draw:frame text:anchor-type="as-char" svg:width="96.94mm" svg:height="59.69mm" style:rel-width="scale" style:rel-height="scale"><draw:object-ole xlink:href="OleObj17"/><draw:image xlink:href="ObjectReplacements/OleObj17"/></draw:frame><text:span text:style-name="T59"/></text:p>
      <text:p text:style-name="P30"><text:span text:style-name="T59"/></text:p>
      <text:p text:style-name="P31"><text:span text:style-name="T59"><text:s text:c="66"/>D=1<text:s text:c="5"/>C=0<text:s text:c="5"/>B=0<text:s text:c="5"/>A=1<text:s text:c="4"/>P=0<text:s text:c="2"/>=&gt;Y=0<text:s text:c="5"/>Y'=1</text:span></text:p>
      <text:p text:style-name="P32"><draw:frame text:anchor-type="as-char" svg:width="88.48mm" svg:height="59.69mm" style:rel-width="scale" style:rel-height="scale"><draw:object-ole xlink:href="OleObj18"/><draw:image xlink:href="ObjectReplacements/OleObj18"/></draw:frame><text:span text:style-name="T59"/></text:p>
      <text:p text:style-name="P32"><text:span text:style-name="T59"/></text:p>
      <text:p text:style-name="P33"><text:span text:style-name="T59"><text:s text:c="66"/>D=1<text:s text:c="5"/>C=0<text:s text:c="5"/>B=1<text:s text:c="5"/>A=0<text:s text:c="4"/>P=0<text:s text:c="2"/>=&gt;Y=0<text:s text:c="5"/>Y'=1</text:span></text:p>
      <text:p text:style-name="P34"><draw:frame text:anchor-type="as-char" svg:width="90.59mm" svg:height="64.77mm" style:rel-width="scale" style:rel-height="scale"><draw:object-ole xlink:href="OleObj19"/><draw:image xlink:href="ObjectReplacements/OleObj19"/></draw:frame><text:span text:style-name="T59"/></text:p>
      <text:p text:style-name="P34"><text:span text:style-name="T59"/></text:p>
      <text:p text:style-name="P35"><text:span text:style-name="T59"><text:s text:c="66"/>D=1<text:s text:c="5"/>C=0<text:s text:c="5"/>B=1<text:s text:c="5"/>A=1<text:s text:c="4"/>P=0<text:s text:c="2"/>=&gt;Y=1<text:s text:c="5"/>Y'=0</text:span></text:p>
      <text:p text:style-name="P36"><draw:frame text:anchor-type="as-char" svg:width="86.15mm" svg:height="64.98mm" style:rel-width="scale" style:rel-height="scale"><draw:object-ole xlink:href="OleObj20"/><draw:image xlink:href="ObjectReplacements/OleObj20"/></draw:frame><text:span text:style-name="T59"/></text:p>
      <text:p text:style-name="P36"><text:span text:style-name="T59"/></text:p>
      <text:p text:style-name="P37"><text:span text:style-name="T59"><text:s text:c="66"/>D=1<text:s text:c="5"/>C=1<text:s text:c="5"/>B=0<text:s text:c="5"/>A=0<text:s text:c="4"/>P=0<text:s text:c="2"/>=&gt;Y=0<text:s text:c="5"/>Y'=0</text:span></text:p>
      <text:p text:style-name="P38"><draw:frame text:anchor-type="as-char" svg:width="85.09mm" svg:height="60.96mm" style:rel-width="scale" style:rel-height="scale"><draw:object-ole xlink:href="OleObj21"/><draw:image xlink:href="ObjectReplacements/OleObj21"/></draw:frame><text:span text:style-name="T59"/></text:p>
      <text:p text:style-name="P38"><text:span text:style-name="T59"/></text:p>
      <text:p text:style-name="P39"><text:span text:style-name="T59"><text:s text:c="66"/>D=1<text:s text:c="5"/>C=1<text:s text:c="5"/>B=0<text:s text:c="5"/>A=1<text:s text:c="4"/>P=0<text:s text:c="2"/>=&gt;Y=1<text:s text:c="5"/>Y'=1</text:span></text:p>
      <text:p text:style-name="P40"><draw:frame text:anchor-type="as-char" svg:width="90.17mm" svg:height="55.46mm" style:rel-width="scale" style:rel-height="scale"><draw:object-ole xlink:href="OleObj22"/><draw:image xlink:href="ObjectReplacements/OleObj22"/></draw:frame><text:span text:style-name="T59"/></text:p>
      <text:p text:style-name="P40"><text:span text:style-name="T59"/></text:p>
      <text:p text:style-name="P41"><text:span text:style-name="T59"><text:s text:c="66"/>D=1<text:s text:c="5"/>C=1<text:s text:c="5"/>B=1<text:s text:c="5"/>A=0<text:s text:c="4"/>P=0<text:s text:c="2"/>=&gt;Y=1<text:s text:c="5"/>Y'=1</text:span></text:p>
      <text:p text:style-name="P42"><draw:frame text:anchor-type="as-char" svg:width="81.92mm" svg:height="55.03mm" style:rel-width="scale" style:rel-height="scale"><draw:object-ole xlink:href="OleObj23"/><draw:image xlink:href="ObjectReplacements/OleObj23"/></draw:frame><text:span text:style-name="T59"/></text:p>
      <text:p text:style-name="P42"><text:span text:style-name="T59"/></text:p>
      <text:p text:style-name="P43"><text:span text:style-name="T59"><text:s text:c="66"/>D=1<text:s text:c="5"/>C=1<text:s text:c="5"/>B=1<text:s text:c="5"/>A=1<text:s text:c="4"/>P=0<text:s text:c="2"/>=&gt;Y=0<text:s text:c="5"/>Y'=1</text:span></text:p>
      <text:p text:style-name="P44"><draw:frame text:anchor-type="as-char" svg:width="89.32mm" svg:height="66.89mm" style:rel-width="scale" style:rel-height="scale"><draw:object-ole xlink:href="OleObj24"/><draw:image xlink:href="ObjectReplacements/OleObj24"/></draw:frame><text:span text:style-name="T59"/></text:p>
      <text:p text:style-name="P45"><text:span text:style-name="T59"/></text:p>
      <text:p text:style-name="P45"><text:span text:style-name="T59"/></text:p>
      <text:p text:style-name="P45"><text:span text:style-name="T59"><text:s text:c="66"/>D=0<text:s text:c="5"/>C=0<text:s text:c="5"/>B=0<text:s text:c="5"/>A=0<text:s text:c="4"/>P=1<text:s text:c="2"/>=&gt;Y=0<text:s text:c="5"/>Y'=1</text:span></text:p>
      <text:p text:style-name="P46"><draw:frame text:anchor-type="as-char" svg:width="88.27mm" svg:height="59.27mm" style:rel-width="scale" style:rel-height="scale"><draw:object-ole xlink:href="OleObj25"/><draw:image xlink:href="ObjectReplacements/OleObj25"/></draw:frame><text:span text:style-name="T59"/></text:p>
      <text:p text:style-name="P46"><text:span text:style-name="T59"/></text:p>
      <text:p text:style-name="P47"><text:span text:style-name="T59"><text:s text:c="66"/>D=0<text:s text:c="5"/>C=0<text:s text:c="5"/>B=0<text:s text:c="5"/>A=1<text:s text:c="4"/>P=1<text:s text:c="2"/>=&gt;Y=1<text:s text:c="5"/>Y'=0</text:span></text:p>
      <text:p text:style-name="P48"><draw:frame text:anchor-type="as-char" svg:width="89.32mm" svg:height="63.50mm" style:rel-width="scale" style:rel-height="scale"><draw:object-ole xlink:href="OleObj26"/><draw:image xlink:href="ObjectReplacements/OleObj26"/></draw:frame><text:span text:style-name="T59"/></text:p>
      <text:p text:style-name="P48"><text:span text:style-name="T59"/></text:p>
      <text:p text:style-name="P49"><text:span text:style-name="T59"><text:s text:c="66"/>D=0<text:s text:c="5"/>C=0<text:s text:c="5"/>B=1<text:s text:c="5"/>A=0<text:s text:c="4"/>P=1<text:s text:c="2"/>=&gt;Y=1<text:s text:c="5"/>Y'=0</text:span></text:p>
      <text:p text:style-name="P50"><draw:frame text:anchor-type="as-char" svg:width="95.25mm" svg:height="57.57mm" style:rel-width="scale" style:rel-height="scale"><draw:object-ole xlink:href="OleObj27"/><draw:image xlink:href="ObjectReplacements/OleObj27"/></draw:frame><text:span text:style-name="T59"/></text:p>
      <text:p text:style-name="P50"><text:span text:style-name="T59"/></text:p>
      <text:p text:style-name="P51"><text:span text:style-name="T59"><text:s text:c="66"/>D=0<text:s text:c="5"/>C=0<text:s text:c="5"/>B=1<text:s text:c="5"/>A=1<text:s text:c="4"/>P=1<text:s text:c="2"/>=&gt;Y=0<text:s text:c="5"/>Y'=1</text:span></text:p>
      <text:p text:style-name="P52"><draw:frame text:anchor-type="as-char" svg:width="82.97mm" svg:height="56.52mm" style:rel-width="scale" style:rel-height="scale"><draw:object-ole xlink:href="OleObj28"/><draw:image xlink:href="ObjectReplacements/OleObj28"/></draw:frame><text:span text:style-name="T59"/></text:p>
      <text:p text:style-name="P52"><text:span text:style-name="T59"/></text:p>
      <text:p text:style-name="P53"><text:span text:style-name="T59"><text:s text:c="66"/>D=0<text:s text:c="5"/>C=1<text:s text:c="5"/>B=0<text:s text:c="5"/>A=0<text:s text:c="4"/>P=1<text:s text:c="2"/>=&gt;Y=1<text:s text:c="5"/>Y'=0</text:span></text:p>
      <text:p text:style-name="P54"><draw:frame text:anchor-type="as-char" svg:width="84.67mm" svg:height="55.67mm" style:rel-width="scale" style:rel-height="scale"><draw:object-ole xlink:href="OleObj29"/><draw:image xlink:href="ObjectReplacements/OleObj29"/></draw:frame><text:span text:style-name="T59"/></text:p>
      <text:p text:style-name="P54"><text:span text:style-name="T59"/></text:p>
      <text:p text:style-name="P55"><text:span text:style-name="T59"><text:s text:c="66"/>D=0<text:s text:c="5"/>C=1<text:s text:c="5"/>B=0<text:s text:c="5"/>A=1<text:s text:c="4"/>P=1<text:s text:c="2"/>=&gt;Y=0<text:s text:c="5"/>Y'=1</text:span></text:p>
      <text:p text:style-name="P56"><draw:frame text:anchor-type="as-char" svg:width="94.62mm" svg:height="57.15mm" style:rel-width="scale" style:rel-height="scale"><draw:object-ole xlink:href="OleObj30"/><draw:image xlink:href="ObjectReplacements/OleObj30"/></draw:frame><text:span text:style-name="T59"/></text:p>
      <text:p text:style-name="P56"><text:span text:style-name="T59"/></text:p>
      <text:p text:style-name="P57"><text:span text:style-name="T59"><text:s text:c="66"/>D=0<text:s text:c="5"/>C=1<text:s text:c="5"/>B=1<text:s text:c="5"/>A=0<text:s text:c="4"/>P=1<text:s text:c="2"/>=&gt;Y=0<text:s text:c="5"/>Y'=1</text:span></text:p>
      <text:p text:style-name="P58"><draw:frame text:anchor-type="as-char" svg:width="87.00mm" svg:height="56.73mm" style:rel-width="scale" style:rel-height="scale"><draw:object-ole xlink:href="OleObj31"/><draw:image xlink:href="ObjectReplacements/OleObj31"/></draw:frame><text:span text:style-name="T59"/></text:p>
      <text:p text:style-name="P58"><text:span text:style-name="T59"/></text:p>
      <text:p text:style-name="P59"><text:span text:style-name="T59"><text:s text:c="66"/>D=0<text:s text:c="5"/>C=1<text:s text:c="5"/>B=1<text:s text:c="5"/>A=1<text:s text:c="4"/>P=1<text:s text:c="2"/>=&gt;Y=1<text:s text:c="5"/>Y'=0</text:span></text:p>
      <text:p text:style-name="P60"><draw:frame text:anchor-type="as-char" svg:width="93.56mm" svg:height="56.52mm" style:rel-width="scale" style:rel-height="scale"><draw:object-ole xlink:href="OleObj32"/><draw:image xlink:href="ObjectReplacements/OleObj32"/></draw:frame><text:span text:style-name="T59"/></text:p>
      <text:p text:style-name="P60"><text:span text:style-name="T59"/></text:p>
      <text:p text:style-name="P61"><text:span text:style-name="T59"><text:s text:c="66"/>D=1<text:s text:c="5"/>C=0<text:s text:c="5"/>B=0<text:s text:c="5"/>A=0<text:s text:c="4"/>P=1<text:s text:c="2"/>=&gt;Y=1<text:s text:c="5"/>Y'=0</text:span></text:p>
      <text:p text:style-name="P62"><draw:frame text:anchor-type="as-char" svg:width="87.21mm" svg:height="59.69mm" style:rel-width="scale" style:rel-height="scale"><draw:object-ole xlink:href="OleObj33"/><draw:image xlink:href="ObjectReplacements/OleObj33"/></draw:frame><text:span text:style-name="T59"/></text:p>
      <text:p text:style-name="P62"><text:span text:style-name="T59"/></text:p>
      <text:p text:style-name="P63"><text:span text:style-name="T59"><text:s text:c="66"/>D=1<text:s text:c="5"/>C=0<text:s text:c="5"/>B=0<text:s text:c="5"/>A=1<text:s text:c="4"/>P=1<text:s text:c="2"/>=&gt;Y=0<text:s text:c="5"/>Y'=1</text:span></text:p>
      <text:p text:style-name="P64"><draw:frame text:anchor-type="as-char" svg:width="88.05mm" svg:height="61.38mm" style:rel-width="scale" style:rel-height="scale"><draw:object-ole xlink:href="OleObj34"/><draw:image xlink:href="ObjectReplacements/OleObj34"/></draw:frame><text:span text:style-name="T59"/></text:p>
      <text:p text:style-name="P64"><text:span text:style-name="T59"/></text:p>
      <text:p text:style-name="P65"><text:span text:style-name="T59"><text:s text:c="66"/>D=1<text:s text:c="5"/>C=0<text:s text:c="5"/>B=1<text:s text:c="5"/>A=0<text:s text:c="4"/>P=1<text:s text:c="2"/>=&gt;Y=0<text:s text:c="5"/>Y'=1</text:span></text:p>
      <text:p text:style-name="P66"><draw:frame text:anchor-type="as-char" svg:width="84.88mm" svg:height="63.50mm" style:rel-width="scale" style:rel-height="scale"><draw:object-ole xlink:href="OleObj35"/><draw:image xlink:href="ObjectReplacements/OleObj35"/></draw:frame><text:span text:style-name="T59"/></text:p>
      <text:p text:style-name="P66"><text:span text:style-name="T59"/></text:p>
      <text:p text:style-name="P67"><text:span text:style-name="T59"><text:s text:c="66"/>D=1<text:s text:c="5"/>C=0<text:s text:c="5"/>B=1<text:s text:c="5"/>A=1<text:s text:c="4"/>P=1<text:s text:c="2"/>=&gt;Y=1<text:s text:c="5"/>Y'=0</text:span></text:p>
      <text:p text:style-name="P68"><draw:frame text:anchor-type="as-char" svg:width="84.03mm" svg:height="57.15mm" style:rel-width="scale" style:rel-height="scale"><draw:object-ole xlink:href="OleObj36"/><draw:image xlink:href="ObjectReplacements/OleObj36"/></draw:frame><text:span text:style-name="T59"/></text:p>
      <text:p text:style-name="P68"><text:span text:style-name="T59"/></text:p>
      <text:p text:style-name="P69"><text:span text:style-name="T59"><text:s text:c="66"/>D=1<text:s text:c="5"/>C=1<text:s text:c="5"/>B=0<text:s text:c="5"/>A=0<text:s text:c="4"/>P=1<text:s text:c="2"/>=&gt;Y=0<text:s text:c="5"/>Y'=1</text:span></text:p>
      <text:p text:style-name="P70"><draw:frame text:anchor-type="as-char" svg:width="82.55mm" svg:height="58.21mm" style:rel-width="scale" style:rel-height="scale"><draw:object-ole xlink:href="OleObj37"/><draw:image xlink:href="ObjectReplacements/OleObj37"/></draw:frame><text:span text:style-name="T59"/></text:p>
      <text:p text:style-name="P71"><text:span text:style-name="T59"/></text:p>
      <text:p text:style-name="P71"><text:span text:style-name="T59"><text:s text:c="66"/>D=1<text:s text:c="5"/>C=1<text:s text:c="5"/>B=0<text:s text:c="5"/>A=1<text:s text:c="4"/>P=1<text:s text:c="2"/>=&gt;Y=1<text:s text:c="5"/>Y'=0</text:span></text:p>
      <text:p text:style-name="P72"><draw:frame text:anchor-type="as-char" svg:width="88.27mm" svg:height="58.63mm" style:rel-width="scale" style:rel-height="scale"><draw:object-ole xlink:href="OleObj38"/><draw:image xlink:href="ObjectReplacements/OleObj38"/></draw:frame><text:span text:style-name="T59"/></text:p>
      <text:p text:style-name="P72"><text:span text:style-name="T59"/></text:p>
      <text:p text:style-name="P73"><text:span text:style-name="T59"><text:s text:c="66"/>D=1<text:s text:c="5"/>C=1<text:s text:c="5"/>B=1<text:s text:c="5"/>A=0<text:s text:c="4"/>P=1<text:s text:c="2"/>=&gt;Y=1<text:s text:c="5"/>Y'=0</text:span></text:p>
      <text:p text:style-name="P74"><draw:frame text:anchor-type="as-char" svg:width="82.97mm" svg:height="57.36mm" style:rel-width="scale" style:rel-height="scale"><draw:object-ole xlink:href="OleObj39"/><draw:image xlink:href="ObjectReplacements/OleObj39"/></draw:frame><text:span text:style-name="T59"/></text:p>
      <text:p text:style-name="P74"><text:span text:style-name="T59"/></text:p>
      <text:p text:style-name="P75"><text:span text:style-name="T59"><text:s text:c="66"/>D=1<text:s text:c="5"/>C=1<text:s text:c="5"/>B=1<text:s text:c="5"/>A=1<text:s text:c="4"/>P=1<text:s text:c="2"/>=&gt;Y=0<text:s text:c="5"/>Y'=1</text:span></text:p>
      <text:p text:style-name="P76"><text:span text:style-name="T59"/></text:p>
      <text:p text:style-name="P76"><draw:frame text:anchor-type="as-char" svg:width="91.65mm" svg:height="61.81mm" style:rel-width="scale" style:rel-height="scale"><draw:object-ole xlink:href="OleObj40"/><draw:image xlink:href="ObjectReplacements/OleObj40"/></draw:frame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  <text:p text:style-name="P77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